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Preformatted_20_Text">
      <style:paragraph-properties fo:margin-top="0cm" fo:margin-bottom="0.499cm" style:contextual-spacing="false" fo:padding="0cm" fo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>
      <style:paragraph-properties fo:padding="0cm" fo:border="none"/>
      <style:text-properties loext:padding="0cm" loext:border="none"/>
    </style:style>
    <style:style style:name="P8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9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minimum-number-of-arrows-to-burst-balloons/" text:style-name="Internet_20_link" text:visited-style-name="Visited_20_Internet_20_Link"><text:span text:style-name="T1">452. Minimum Number of Arrows to Burst Balloons</text:span></text:a></text:p>
      <text:p text:style-name="P5">Medium</text:p>
      <text:p text:style-name="P5"/>
      <text:p text:style-name="P6"><text:span text:style-name="T1">There are some spherical balloons taped onto a flat wall that represents the XY-plane. The balloons are represented as a 2D integer array </text:span><text:span text:style-name="Source_20_Text"><text:span text:style-name="T2">points</text:span></text:span><text:span text:style-name="T1"> where </text:span><text:span text:style-name="Source_20_Text"><text:span text:style-name="T2">points[i] = [x</text:span></text:span><text:span text:style-name="Source_20_Text"><text:span text:style-name="T1">start</text:span></text:span><text:span text:style-name="Source_20_Text"><text:span text:style-name="T2">, x</text:span></text:span><text:span text:style-name="Source_20_Text"><text:span text:style-name="T1">end</text:span></text:span><text:span text:style-name="Source_20_Text"><text:span text:style-name="T2">]</text:span></text:span><text:span text:style-name="T1"> denotes a balloon whose </text:span><text:span text:style-name="Strong_20_Emphasis"><text:span text:style-name="T1">horizontal diameter</text:span></text:span><text:span text:style-name="T1"> stretches between </text:span><text:span text:style-name="Source_20_Text"><text:span text:style-name="T2">x</text:span></text:span><text:span text:style-name="Source_20_Text"><text:span text:style-name="T1">start</text:span></text:span><text:span text:style-name="T1"> and </text:span><text:span text:style-name="Source_20_Text"><text:span text:style-name="T2">x</text:span></text:span><text:span text:style-name="Source_20_Text"><text:span text:style-name="T1">end</text:span></text:span><text:span text:style-name="T1">. You do not know the exact y-coordinates of the balloons.</text:span></text:p>
      <text:p text:style-name="P6"><text:span text:style-name="T1">Arrows can be shot up </text:span><text:span text:style-name="Strong_20_Emphasis"><text:span text:style-name="T1">directly vertically</text:span></text:span><text:span text:style-name="T1"> (in the positive y-direction) from different points along the x-axis. A balloon with </text:span><text:span text:style-name="Source_20_Text"><text:span text:style-name="T2">x</text:span></text:span><text:span text:style-name="Source_20_Text"><text:span text:style-name="T1">start</text:span></text:span><text:span text:style-name="T1"> and </text:span><text:span text:style-name="Source_20_Text"><text:span text:style-name="T2">x</text:span></text:span><text:span text:style-name="Source_20_Text"><text:span text:style-name="T1">end</text:span></text:span><text:span text:style-name="T1"> is </text:span><text:span text:style-name="Strong_20_Emphasis"><text:span text:style-name="T1">burst</text:span></text:span><text:span text:style-name="T1"> by an arrow shot at </text:span><text:span text:style-name="Source_20_Text"><text:span text:style-name="T2">x</text:span></text:span><text:span text:style-name="T1"> if </text:span><text:span text:style-name="Source_20_Text"><text:span text:style-name="T2">x</text:span></text:span><text:span text:style-name="Source_20_Text"><text:span text:style-name="T1">start</text:span></text:span><text:span text:style-name="Source_20_Text"><text:span text:style-name="T2"> &lt;= x &lt;= x</text:span></text:span><text:span text:style-name="Source_20_Text"><text:span text:style-name="T1">end</text:span></text:span><text:span text:style-name="T1">. There is </text:span><text:span text:style-name="Strong_20_Emphasis"><text:span text:style-name="T1">no limit</text:span></text:span><text:span text:style-name="T1"> to the number of arrows that can be shot. A shot arrow keeps traveling up infinitely, bursting any balloons in its path.</text:span></text:p>
      <text:p text:style-name="P6"><text:span text:style-name="T1">Given the array </text:span><text:span text:style-name="Source_20_Text"><text:span text:style-name="T2">points</text:span></text:span><text:span text:style-name="T1">, return </text:span><text:span text:style-name="Emphasis"><text:span text:style-name="T1">the </text:span></text:span><text:span text:style-name="Emphasis"><text:span text:style-name="Strong_20_Emphasis"><text:span text:style-name="T1">minimum</text:span></text:span></text:span><text:span text:style-name="Emphasis"><text:span text:style-name="T1"> number of arrows that must be shot to burst all balloons</text:span></text:span><text:span text:style-name="T1">.</text:span></text:p>
      <text:p text:style-name="P7"> </text:p>
      <text:p text:style-name="P6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points = [[10,16],[2,8],[1,6],[7,12]]</text:span></text:p>
      <text:p text:style-name="P3"><text:span text:style-name="Strong_20_Emphasis"><text:span text:style-name="T1">Output:</text:span></text:span><text:span text:style-name="T1"> 2</text:span></text:p>
      <text:p text:style-name="P3"><text:span text:style-name="Strong_20_Emphasis"><text:span text:style-name="T1">Explanation:</text:span></text:span><text:span text:style-name="T1"> The balloons can be burst by 2 arrows:</text:span></text:p>
      <text:p text:style-name="P2">- Shoot an arrow at x = 6, bursting the balloons [2,8] and [1,6].</text:p>
      <text:p text:style-name="P1">- Shoot an arrow at x = 11, bursting the balloons [10,16] and [7,12].</text:p>
      <text:p text:style-name="P6"><text:span text:style-name="Strong_20_Emphasis"><text:span text:style-name="T1">Example 2:</text:span></text:span></text:p>
      <text:p text:style-name="P3"><text:span text:style-name="Strong_20_Emphasis"><text:span text:style-name="T1">Input:</text:span></text:span><text:span text:style-name="T1"> points = [[1,2],[3,4],[5,6],[7,8]]</text:span></text:p>
      <text:p text:style-name="P3"><text:span text:style-name="Strong_20_Emphasis"><text:span text:style-name="T1">Output:</text:span></text:span><text:span text:style-name="T1"> 4</text:span></text:p>
      <text:p text:style-name="P4"><text:span text:style-name="Strong_20_Emphasis"><text:span text:style-name="T1">Explanation:</text:span></text:span><text:span text:style-name="T1"> One arrow needs to be shot for each balloon for a total of 4 arrows.</text:span></text:p>
      <text:p text:style-name="P6"><text:span text:style-name="Strong_20_Emphasis"><text:span text:style-name="T1">Example 3:</text:span></text:span></text:p>
      <text:p text:style-name="P3"><text:span text:style-name="Strong_20_Emphasis"><text:span text:style-name="T1">Input:</text:span></text:span><text:span text:style-name="T1"> points = [[1,2],[2,3],[3,4],[4,5]]</text:span></text:p>
      <text:p text:style-name="P3"><text:span text:style-name="Strong_20_Emphasis"><text:span text:style-name="T1">Output:</text:span></text:span><text:span text:style-name="T1"> 2</text:span></text:p>
      <text:p text:style-name="P3"><text:span text:style-name="Strong_20_Emphasis"><text:span text:style-name="T1">Explanation:</text:span></text:span><text:span text:style-name="T1"> The balloons can be burst by 2 arrows:</text:span></text:p>
      <text:p text:style-name="P2">- Shoot an arrow at x = 2, bursting the balloons [1,2] and [2,3].</text:p>
      <text:p text:style-name="P1">- Shoot an arrow at x = 4, bursting the balloons [3,4] and [4,5].</text:p>
      <text:p text:style-name="P7"> </text:p>
      <text:p text:style-name="P6"><text:span text:style-name="Strong_20_Emphasis"><text:span text:style-name="T1">Constraints:</text:span></text:span></text:p>
      <text:list xml:id="list1771691616" text:style-name="L1">
        <text:list-item>
          <text:p text:style-name="P8"><text:span text:style-name="Source_20_Text"><text:span text:style-name="T2">1 &lt;= points.length &lt;= 10</text:span></text:span><text:span text:style-name="Source_20_Text"><text:span text:style-name="T1">5</text:span></text:span></text:p>
        </text:list-item>
        <text:list-item>
          <text:p text:style-name="P8"><text:span text:style-name="Source_20_Text"><text:span text:style-name="T2">points[i].length == 2</text:span></text:span></text:p>
        </text:list-item>
        <text:list-item>
          <text:p text:style-name="P9"><text:span text:style-name="Source_20_Text"><text:span text:style-name="T2">-2</text:span></text:span><text:span text:style-name="Source_20_Text"><text:span text:style-name="T1">31</text:span></text:span><text:span text:style-name="Source_20_Text"><text:span text:style-name="T2"> &lt;= x</text:span></text:span><text:span text:style-name="Source_20_Text"><text:span text:style-name="T1">start</text:span></text:span><text:span text:style-name="Source_20_Text"><text:span text:style-name="T2"> &lt; x</text:span></text:span><text:span text:style-name="Source_20_Text"><text:span text:style-name="T1">end</text:span></text:span><text:span text:style-name="Source_20_Text"><text:span text:style-name="T2"> &lt;= 2</text:span></text:span><text:span text:style-name="Source_20_Text"><text:span text:style-name="T1">31</text:span></text:span><text:span text:style-name="Source_20_Text"><text:span text:style-name="T2"> - 1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18T11:23:47.467000000</dc:date>
    <meta:editing-duration>PT9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27" meta:word-count="275" meta:character-count="1527" meta:non-whitespace-character-count="1278"/>
  </office:meta>
</office:document-meta>
</file>